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style>
    <style:style style:name="P4" style:family="paragraph" style:parent-style-name="Text_20_body_20_indent" style:list-style-name="L1"/>
    <style:style style:name="P5" style:family="paragraph" style:parent-style-name="Text_20_body_20_indent" style:list-style-name="L1"/>
    <style:style style:name="P6" style:family="paragraph" style:parent-style-name="Text_20_body_20_indent" style:list-style-name="L1"/>
    <style:style style:name="P7" style:family="paragraph" style:parent-style-name="Text_20_body_20_indent" style:list-style-name="L2"/>
    <style:style style:name="P8" style:family="paragraph" style:parent-style-name="Text_20_body_20_indent" style:list-style-name="L2"/>
    <style:style style:name="P9" style:family="paragraph" style:parent-style-name="Text_20_body_20_indent" style:list-style-name="L2"/>
    <style:style style:name="P10" style:family="paragraph" style:parent-style-name="Text_20_body_20_indent" style:list-style-name="L3"/>
    <style:style style:name="P11" style:family="paragraph" style:parent-style-name="Text_20_body_20_indent" style:list-style-name="L3"/>
    <style:style style:name="P12" style:family="paragraph" style:parent-style-name="Text_20_body_20_indent" style:list-style-name="L3"/>
    <style:style style:name="P13" style:family="paragraph" style:parent-style-name="Text_20_body_20_indent" style:list-style-name="L3"/>
    <style:style style:name="P14" style:family="paragraph" style:parent-style-name="Text_20_body_20_indent" style:list-style-name="L3"/>
    <style:style style:name="P15" style:family="paragraph" style:parent-style-name="Text_20_body_20_indent" style:list-style-name="L4"/>
    <style:style style:name="P16" style:family="paragraph" style:parent-style-name="Text_20_body_20_indent" style:list-style-name="L4"/>
    <style:style style:name="P17" style:family="paragraph" style:parent-style-name="Text_20_body_20_indent" style:list-style-name="L4"/>
    <style:style style:name="P18" style:family="paragraph" style:parent-style-name="Text_20_body_20_indent" style:list-style-name="L5"/>
    <style:style style:name="P19" style:family="paragraph" style:parent-style-name="Text_20_body_20_indent" style:list-style-name="L5"/>
    <style:style style:name="P20" style:family="paragraph" style:parent-style-name="Text_20_body_20_indent" style:list-style-name="L6"/>
    <style:style style:name="P21" style:family="paragraph" style:parent-style-name="Text_20_body_20_indent" style:list-style-name="L6"/>
    <style:style style:name="P22" style:family="paragraph" style:parent-style-name="Text_20_body_20_indent" style:list-style-name="L6"/>
    <style:style style:name="P23" style:family="paragraph" style:parent-style-name="Text_20_body_20_indent" style:list-style-name="L6"/>
    <style:style style:name="P24" style:family="paragraph" style:parent-style-name="Text_20_body_20_indent" style:list-style-name="L7"/>
    <style:style style:name="P25" style:family="paragraph" style:parent-style-name="Text_20_body_20_indent" style:list-style-name="L7"/>
    <style:style style:name="P26" style:family="paragraph" style:parent-style-name="Text_20_body_20_indent" style:list-style-name="L8"/>
    <style:style style:name="P27" style:family="paragraph" style:parent-style-name="Text_20_body_20_indent" style:list-style-name="L8"/>
    <style:style style:name="P28" style:family="paragraph" style:parent-style-name="Text_20_body_20_indent" style:list-style-name="L8"/>
    <style:style style:name="P29" style:family="paragraph" style:parent-style-name="Text_20_body_20_indent" style:list-style-name="L9"/>
    <style:style style:name="P30" style:family="paragraph" style:parent-style-name="Text_20_body_20_indent" style:list-style-name="L9"/>
    <style:style style:name="P31" style:family="paragraph" style:parent-style-name="Text_20_body_20_indent" style:list-style-name="L9"/>
    <style:style style:name="P32" style:family="paragraph" style:parent-style-name="Text_20_body_20_indent" style:list-style-name="L10"/>
    <style:style style:name="P33" style:family="paragraph" style:parent-style-name="Text_20_body_20_indent" style:list-style-name="L11"/>
    <style:style style:name="P34" style:family="paragraph" style:parent-style-name="Text_20_body_20_indent" style:list-style-name="L9">
      <style:paragraph-properties fo:margin-left="0.4925in" fo:margin-right="0in" fo:text-indent="0in" style:auto-text-indent="false"/>
    </style:style>
    <style:style style:name="P35" style:family="paragraph" style:parent-style-name="Text_20_body_20_indent" style:list-style-name="L9">
      <style:paragraph-properties fo:margin-left="0.4925in" fo:margin-right="0in" fo:text-indent="0in" style:auto-text-indent="false"/>
    </style:style>
    <style:style style:name="P36" style:family="paragraph" style:parent-style-name="Text_20_body_20_indent" style:list-style-name="L9">
      <style:paragraph-properties fo:margin-left="0.4925in" fo:margin-right="0in" fo:text-indent="0in" style:auto-text-indent="fals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Horizontal_20_Line"/>
      <text:p text:style-name="P3">The Bionet Data Manager Design</text:p>
      <text:p text:style-name="P2">Kevin Gifford, Sebastian Kuzminsky, Shea Williams</text:p>
      <text:p text:style-name="P2">Version 0.0, preliminary 0</text:p>
      <text:p text:style-name="P2">2007 November 26</text:p>
      <text:p text:style-name="Horizontal_20_Line"/>
      <text:p text:style-name="P2"/>
      <text:h text:style-name="Heading_20_1" text:outline-level="1">Introduction</text:h>
      <text:p text:style-name="Text_20_body_20_indent">The Bionet Data Manager (BDM) is a system for data archival. <text:s/>The BDM is a collection of processes that act as data historians, and conspire to synchronize the data between each other in an configurable manner. <text:s/>The BDM system is designed to be a complementary, but not necessary partner to the Bionet v1 soft real-time system. <text:s/>The BDM has 3 distinct responsibilities for managing data:<text:line-break/></text:p>
      <text:list text:style-name="L1">
        <text:list-item>
          <text:p text:style-name="P4">The capability to store data, in a configurable manner.</text:p>
        </text:list-item>
        <text:list-item>
          <text:p text:style-name="P4">The capability to serve clients interested in historical data.</text:p>
        </text:list-item>
        <text:list-item>
          <text:p text:style-name="P4">The capability to synchronize data between other instances of the BDM in a configurable manner.</text:p>
        </text:list-item>
      </text:list>
      <text:h text:style-name="Heading_20_1" text:outline-level="1">Overview of BDM Design Drivers</text:h>
      <text:p text:style-name="Text_20_body_20_indent">The BDM system design is closely coupled to the Bionet v1 soft real-time system, and the two share many of the same architectural substrate assumptions:</text:p>
      <text:list text:style-name="L2">
        <text:list-item>
          <text:p text:style-name="P7">Running over an IP network.</text:p>
        </text:list-item>
        <text:list-item>
          <text:p text:style-name="P7">Should be able to run on anything from tiny embedded devices to big-iron servers.</text:p>
        </text:list-item>
        <text:list-item>
          <text:p text:style-name="P7">Assume possibility of intermittently disconnected network environment.</text:p>
        </text:list-item>
      </text:list>
      <text:p text:style-name="Text_20_body_20_indent">In addition, the BDM system is designed to provide complementary responsibilities to the Bionet v1 system. <text:s/>These are:</text:p>
      <text:list text:style-name="L3">
        <text:list-item>
          <text:p text:style-name="P10">Store data published on the Bionet v1 system.</text:p>
        </text:list-item>
        <text:list-item>
          <text:p text:style-name="P10">Should maintain as complete a history as possible.</text:p>
        </text:list-item>
        <text:list-item>
          <text:p text:style-name="P10">Should offer this history to clients interested in historical data.</text:p>
        </text:list-item>
      </text:list>
      <text:p text:style-name="Text_20_body_20_indent">In addition, it should do this in a secure fashion to satisfy the requirements of privacy:</text:p>
      <text:list text:style-name="L3">
        <text:list-item text:start-value="1">
          <text:p text:style-name="P10">Should only speak with authenticated clients.</text:p>
        </text:list-item>
        <text:list-item>
          <text:p text:style-name="P10">Should only offer this historical data to authorized clients.</text:p>
        </text:list-item>
      </text:list>
      <text:h text:style-name="Heading_20_1" text:outline-level="1">BDM System Architecture</text:h>
      <text:p text:style-name="Text_20_body_20_indent">&lt;Insert picture of assumed network architecture. <text:s/>Show data producers, network disconnects, and data consumers.&gt;</text:p>
      <text:p text:style-name="Text_20_body_20_indent"/>
      <text:h text:style-name="Heading_20_2" text:outline-level="2">Data Archival</text:h>
      <text:p text:style-name="Text_20_body_20_indent">&lt;Insert picture of BioNet network here, with BDM as special case client.</text:p>
      <text:p text:style-name="Text_20_body_20_indent">To keep the Bionet v1 design conceptually distinct from the BDM design, every instance of the BDM will access Bionet v1 data by acting as a Bionet Client, but Bionet v1 doesn't need to know anything about the BDM system. <text:s/>This reduces the coupling on the two projects to a one-way dependency, reducing overall complexity.</text:p>
      <text:p text:style-name="Text_20_body_20_indent">Upon startup, the BDM process will read a configuration file and retrieve a subscription list. <text:s/>It will then connect to the Bionet v1 network, and register configured subscriptions. <text:s/>As data is generated by Bionet v1, the data will be entered into the BDM process's store.</text:p>
      <text:p text:style-name="Text_20_body_20_indent">There are different types of information that the BioNet network generates, and all of these can be entered into the BDM store.</text:p>
      <text:list text:style-name="L4">
        <text:list-item>
          <text:p text:style-name="P15">HAB Joining And Leaving Messages</text:p>
        </text:list-item>
        <text:list-item>
          <text:p text:style-name="P15">New and Lost Node Messages</text:p>
        </text:list-item>
        <text:list-item>
          <text:p text:style-name="P15">Resource Update Messages</text:p>
        </text:list-item>
      </text:list>
      <text:p text:style-name="Text_20_body_20_indent">As data is stored, the BDM creates a unique identifier for each datum as it comes in. <text:s/>The identifier is composed by concatenating the following things:</text:p>
      <text:list text:style-name="L5">
        <text:list-item>
          <text:p text:style-name="P18">Unique BDM Identifier</text:p>
        </text:list-item>
        <text:list-item>
          <text:p text:style-name="P18">Monotonically increasing sequence number</text:p>
        </text:list-item>
      </text:list>
      <text:p text:style-name="Text_20_body_20_indent">The sequence number is local in scope to the BDM instance, and it is the job of the BDM to maintain this sequence number across restarts. <text:s/>These unique identifiers are not directly exposed to BDM Clients, but are used for efficient synchronization of data between BDM instances. <text:s/>See Section 3.3 for more information on synchronization.</text:p>
      <text:h text:style-name="Heading_20_2" text:outline-level="2">Data Retrieval</text:h>
      <text:p text:style-name="Text_20_body_20_indent">&lt;Insert picture of client-server communication and libraries&gt;</text:p>
      <text:p text:style-name="Text_20_body_20_indent"/>
      <text:p text:style-name="Text_20_body_20_indent">If a BDM Client is interested in historical data, it can directly query a BDM process to get access to historical data. <text:s/>BDM Clients find out about BDM servers on the network by using Zero Configuration Networking<text:note text:id="ftn1" text:note-class="endnote"><text:note-citation>i</text:note-citation><text:note-body><text:p text:style-name="Endnote">http://www.zeroconf.org</text:p></text:note-body></text:note>. <text:s/>Figure X gives an overview of how BDM Servers register their service. <text:s/></text:p>
      <text:p text:style-name="Text_20_body_20_indent">&lt;Insert picture of process registering service into avahi, with other avahi servers on the net&gt;</text:p>
      <text:p text:style-name="Text_20_body_20_indent">Each BDM server will register its service into its local host's DNS record as the _bdm0._tcp service. <text:s/>Through the magic of DNS-Service Discovery<text:note text:id="ftn2" text:note-class="endnote"><text:note-citation>ii</text:note-citation><text:note-body><text:p text:style-name="Endnote">http://www.dns-sd.org</text:p></text:note-body></text:note>, a client querying the local network <text:soft-page-break/>looking for the _bdm0._tcp service will get its request answered containing the endpoint of every _bdm0._tcp service registered on the network. <text:s/>This DNS-SD request can be handled either through mDNS<text:note text:id="ftn3" text:note-class="endnote"><text:note-citation>iii</text:note-citation><text:note-body><text:p text:style-name="Endnote">http://www.multicastdns.org</text:p></text:note-body></text:note> or through managed DNS servers, and this flexibility allows the network designer to pick the best solution for the network topology available. <text:s/></text:p>
      <text:p text:style-name="Text_20_body_20_indent">After finding a BDM server on the network, the BDM client connects to the BDM server, and it can now send a number of requests:</text:p>
      <text:list text:style-name="L6">
        <text:list-item>
          <text:p text:style-name="P20">List Stored Habs</text:p>
        </text:list-item>
        <text:list-item>
          <text:p text:style-name="P20">List Stored Nodes</text:p>
        </text:list-item>
        <text:list-item>
          <text:p text:style-name="P20">List Available Resources</text:p>
        </text:list-item>
        <text:list-item>
          <text:p text:style-name="P20">Get Resource Range</text:p>
        </text:list-item>
      </text:list>
      <text:p text:style-name="Text_20_body_20_indent">Commands are handled in a request-reply fashion. <text:s/>Unlike Bionet v0 or Bionet v1, BDM clients requesting continually new data need to operate in a polling mode, because there is no planned subscription model for BDM v0. <text:s/>This is predominantly a manpower/resource issue.</text:p>
      <text:p text:style-name="Text_20_body_20_indent"/>
      <text:h text:style-name="Heading_20_2" text:outline-level="2">Data Synchronization</text:h>
      <text:p text:style-name="Text_20_body_20_indent">Due to the distributed nature of the expected network topologies, and the intermittently connected nature of the different network segments, the BDM system is designed so that it synchronizes data between different BDM instances. <text:s/>The nature of the data flow is expected to be predominantly in a single direction, or “downstream”. <text:s/></text:p>
      <text:p text:style-name="Text_20_body_20_indent">&lt;Insert picture of data flowing downstream in intermittently distributed network&gt;</text:p>
      <text:p text:style-name="Text_20_body_20_indent">The design of the BDM data synchronization protocol reflects this assumption. <text:s/>If this isn't the case, then two sets of BDM synchronization channels can easily be ran in different directions to create a two-way synchronization.</text:p>
      <text:p text:style-name="Text_20_body_20_indent">&lt;Insert picture of data flowing both ways between two different BDM instances&gt;</text:p>
      <text:p text:style-name="Text_20_body_20_indent">The setup of the different BDM processes is anticipated to be rather static in nature for a given network topology, and the manner in which BDM processes find each other reflects this. <text:s/>At startup, each BDM process will read a manually configured file to determine the set of BDM instances that it will try to synchronize data to.</text:p>
      <text:p text:style-name="Text_20_body_20_indent">It will then try to connect to each of the different downstream BDM instances. <text:s/>This will happen in a configured periodic manner so the process doesn't unnecessarily waste resources. <text:s/>If the connection succeeds, then the BDM that initiated the connection is now ready to synchronize data. <text:s/>To aid the current discussion, we will call the BDM instance that initiated the connection the Remote BDM, and the BDM that accepted the connection the Local BDM. <text:s/>This supports the sense that the data flows naturally downstream, and is coalesced from distant places.</text:p>
      <text:p text:style-name="Text_20_body_20_indent">&lt;Insert picture of sync sequence&gt;</text:p>
      <text:p text:style-name="Text_20_body_20_indent">The Remote BDM will initiate the conversation by first determining the range of data that is currently stored by it. <text:s/>It does this by finding the range of unique data identifiers it has stored. <text:s/>Because the unique identifiers are composed of a monotonically increasing number, a simple range can be used to describe the data it has stored. <text:s/>It sends a Stored Range message to the Local BDM. <text:s/>The Local BDM compares this range with what is currently stored in its data store. <text:s/>If it finds that there is data that the Remote BDM has that it currently does not, then it will emit a Range Request message to the Remote BDM. <text:s/>The Remote BDM will then get the requested <text:soft-page-break/>data out of its store, and then it sends the data to the Local BDM in a Range Reply message. <text:s/>The Local BDM stores the data in its data store, and then emits a Range Acknowledged message to the Remote BDM. <text:s/>At this point, the Remote BDM knows that the sent data has been stored successfully on the other BDM, and it can now record this data as acknowledged.</text:p>
      <text:p text:style-name="Text_20_body_20_indent">Questions:</text:p>
      <text:list text:style-name="L7">
        <text:list-item>
          <text:p text:style-name="P24">Does the Remote BDM want to only send Stored Ranges messages for ranges that haven't been acknowledged? <text:s/>Does it want to send the entire range every time? <text:s/>Is this a back end design issue?</text:p>
        </text:list-item>
        <text:list-item>
          <text:p text:style-name="P24">If a Remote BDM is configured to synchronize with several different BDMs, then does it want to store acknowledgments for each different downstream BDM?</text:p>
        </text:list-item>
      </text:list>
      <text:p text:style-name="Text_20_body_20_indent">The utility of acknowledging data is mostly determined by the specific implementation and requirements of the back end. <text:s/>For a discussion on the design considerations of the back end, see Section 4.X.</text:p>
      <text:h text:style-name="Heading_20_1" text:outline-level="1">BDM Process Architecture</text:h>
      <text:p text:style-name="Text_20_body_20_indent">Due to the nature of the requirement for the BDM to have a wide range of storage requirements, from big-iron all the way down to embedded devices, the BDM process architecture into two halves that will be referred to as the front-end and the back-end. <text:s/></text:p>
      <text:p text:style-name="Text_20_body_20_indent">The front-end is the same in every instance, and it acts a Bionet v1 client. <text:s/>It is responsible for getting the data from the Bionet system, and handing it to the back-end. <text:s/>It also has the responsibility of synchronizing data between other BDM processes.</text:p>
      <text:p text:style-name="Text_20_body_20_indent">The back-end can take many forms, and it should be closely designed to the specifications of the system that it is running on. <text:s/>Depending on the machine the BDM process is running on, the back-end can store data in a database (Oracle, MySQL, SQLite, etc.), store it in flat files, store it in memory – whatever best matches the resources of the underlying hardware. Further, it can also make policy decisions based on resources about when/if it is time to delete the data from the data store.</text:p>
      <text:p text:style-name="Text_20_body_20_indent">Each instance of a BDM process will consist of a front-end, and a single back-end.</text:p>
      <text:h text:style-name="Heading_20_2" text:outline-level="2">BDM Front-End</text:h>
      <text:p text:style-name="Text_20_body_20_indent">The BDM front-end is a software component that is the same for every instance of the BDM. <text:s/>It acts as a Bionet v1 client and starts the back-end. <text:s/></text:p>
      <text:p text:style-name="Text_20_body_20_indent"/>
      <text:p text:style-name="Text_20_body_20_indent">&lt;Insert picture of the process architecture&gt;</text:p>
      <text:p text:style-name="Text_20_body_20_indent"/>
      <text:p text:style-name="Text_20_body_20_indent">When the front end starts up, it starts by reading a configuration file that tells it which back-end to start. <text:s/>It dynamically loads the back-end and maps its bindings to the internal BDM API. <text:s/>This internal BDM API is how the front-end accesses and stores data into the back-end. <text:s/>See the next section for the specifics of the back-end. <text:s/>After the back-end is successfully started, the front-end then consults the front-end configuration file for a list of subscription topics that it will subscribe to. <text:s/>The topics for subscription are as follows:</text:p>
      <text:list text:style-name="L8">
        <text:list-item>
          <text:p text:style-name="P26">Hab list</text:p>
        </text:list-item>
        <text:list-item>
          <text:p text:style-name="P26">Node list</text:p>
        </text:list-item>
        <text:list-item>
          <text:p text:style-name="P26">Resource list</text:p>
        </text:list-item>
      </text:list>
      <text:p text:style-name="Text_20_body_20_indent">Each of the topics will contain a list of &lt;string, priority&gt; pairs corresponding to each subscription topic. <text:s/>The strings identifying the subscription topic may optionally include wildcards. <text:s/>The priority is an identifier that says whether the subscription will be registered over a reliable connection-oriented channel, or an unreliable datagram channel. <text:s/>This allows the system designer to maximize network usage given reliability requirements. <text:s/>The front-end registers all subscriptions, and then waits for data.</text:p>
      <text:p text:style-name="Text_20_body_20_indent">The Hab List subscription is the only subscription topic that doesn't take a priority. <text:s/>The manner in which Bionet Habs discover Bionet Clients is designed to be as reliable as possible. <text:s/>See Bionet v1 design document for more information. </text:p>
      <text:p text:style-name="Text_20_body_20_indent">As data is produced by the Bionet v1 system, the data will start to flow into the front-end of the BDM process. <text:s/>All the data is handed to the back-end through the internal BDM API. <text:s/></text:p>
      <text:p text:style-name="Text_20_body_20_indent"><text:soft-page-break/></text:p>
      <text:p text:style-name="Text_20_body_20_indent">The final responsibility of the front-end is to read about its configured synchronization sinks. <text:s/>Due to the intermittently connected environment, the front end will periodically check for presence of sinks. <text:s/>When the presence of a sink is detected, it will connect to the sink, and begin to flow data toward the sink. <text:s/>As data is acknowledged to be safely stored in the upstream sink, it will inform the back-end through the internal BDM API.</text:p>
      <text:h text:style-name="Heading_20_2" text:outline-level="2">BDM Back-End</text:h>
      <text:p text:style-name="Text_20_body_20_indent">Strictly speaking, a BDM back-end is any dynamically loadable library that implements the internal BDM API. <text:s/>The design of the back-end is intended to allow as much flexibility as possible to the implementor. <text:s/>By leaving the decisions of the data storage and policy up to the implementor, the BDM process can run on quite a large range of hardware.</text:p>
      <text:p text:style-name="Text_20_body_20_indent"/>
      <text:p text:style-name="Text_20_body_20_indent">&lt;Insert picture of different back-ends&gt;</text:p>
      <text:p text:style-name="Text_20_body_20_indent"/>
      <text:p text:style-name="Text_20_body_20_indent">Generally, there are several considerations that the implementor will have to weigh when crafting a back-end:</text:p>
      <text:list text:style-name="L9">
        <text:list-item>
          <text:p text:style-name="P29">Storage technology</text:p>
        </text:list-item>
        <text:list-item>
          <text:p text:style-name="P29">Asynchronous vs. synchronous storage procedures, latency</text:p>
        </text:list-item>
        <text:list-item>
          <text:p text:style-name="P29">Policy for storing data</text:p>
        </text:list-item>
        <text:list-item>
          <text:p text:style-name="P34">frequency of stored data</text:p>
        </text:list-item>
        <text:list-item>
          <text:p text:style-name="P34">relative importance of stored data</text:p>
        </text:list-item>
        <text:list-item>
          <text:p text:style-name="P34">overfill/purge routines</text:p>
        </text:list-item>
      </text:list>
      <text:h text:style-name="Heading_20_3" text:outline-level="3">Storage Technology</text:h>
      <text:p text:style-name="Text_20_body_20_indent">There are a number of different storage mechanisms. <text:s/>Some of the most popular options are databases, flat files and memory. <text:s/>Each of there will be overviewed here:</text:p>
      <text:list text:style-name="L10">
        <text:list-item>
          <text:p text:style-name="P32">Databases</text:p>
        </text:list-item>
      </text:list>
      <text:p text:style-name="Text_20_body_20_indent">A snapshot of the state of the database market would be impossible to give here, and will not be attempted. <text:s/>Suffice it to say that database systems range in size and complexity from high-end enterprise class DBM systems down to small libraries that implement SQL queries directly to a local flat-file. <text:s/>Each and every one of these systems is a valid technology depending on the operating environment and underlying infrastructure, and every one can be used in a BDM back-end to store data from the Bionet v1 system.</text:p>
      <text:list text:style-name="L11">
        <text:list-item>
          <text:p text:style-name="P33">Flat Files</text:p>
        </text:list-item>
      </text:list>
      <text:p text:style-name="Text_20_body_20_indent">Bionet v0 made use of flat files to store the data generated on the Bionet network. <text:s/>As an example, different data can be appended to different files. <text:s/>The flat file </text:p>
      <text:h text:style-name="Heading_20_3" text:outline-level="3"><text:soft-page-break/>Latency</text:h>
      <text:p text:style-name="Text_20_body_20_indent"/>
      <text:h text:style-name="Heading_20_3" text:outline-level="3">Data Storage Policy</text:h>
      <text:p text:style-name="Text_20_body_20_indent"/>
      <text:h text:style-name="Heading_20_2" text:outline-level="2">Internal BDM API</text:h>
      <text:p text:style-name="Text_20_body_20_indent">This section is intentionally left blank....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margin-top="0.0402in" fo:margin-bottom="0.0402in" fo:text-indent="0in" style:auto-text-indent="false"/>
      <style:text-properties fo:font-size="10pt" style:font-size-asian="10.5pt"/>
    </style:style>
    <style:style style:name="Heading" style:family="paragraph" style:parent-style-name="Standard" style:next-style-name="Text_20_body" style:class="text">
      <style:paragraph-properties fo:margin-top="0.15in" fo:margin-bottom="0.15in" fo:text-align="start" style:justify-single-word="false" fo:keep-with-next="always"/>
      <style:text-properties style:font-name="Bitstream Vera Sans1" fo:font-size="2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_20_indent" style:auto-update="true" style:class="text" style:master-page-name="" style:default-outline-level="1">
      <style:paragraph-properties fo:text-align="start" style:justify-single-word="false" style:page-number="auto" fo:break-before="page" text:number-lines="true" text:line-number="0"/>
      <style:text-properties fo:font-size="7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auto-update="true" style:class="text" style:master-page-name="" style:default-outline-level="2">
      <style:paragraph-properties fo:text-align="start" style:justify-single-word="false" style:page-number="auto"/>
      <style:text-properties fo:font-size="16pt" fo:font-style="normal" fo:font-weight="bold"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_20_indent" style:auto-update="true" style:class="text" style:default-outline-level="3">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_20_indent" style:auto-update="tru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left="0.5in" fo:margin-right="0in" fo:margin-top="0in" fo:margin-bottom="0.1in" fo:text-indent="0in" style:auto-text-indent="false" text:number-lines="false" text:line-number="0"/>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_20_indent" style:class="text" style:master-page-name="">
      <style:paragraph-properties fo:margin-left="0.5in" fo:margin-right="0in" fo:margin-top="0in" fo:margin-bottom="0in" fo:text-indent="0in" style:auto-text-indent="false" style:page-number="auto"/>
      <style:text-properties style:font-name="Courier 10 Pitch" fo:font-size="10pt" style:font-size-asian="10.5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fo:font-size="16pt" fo:font-style="normal" style:font-size-asian="16pt" style:font-style-asian="normal" style:font-size-complex="16pt"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width="1in" text:min-label-distance="0.1in"/>
      </text:outline-level-style>
      <text:outline-level-style text:level="2" text:style-name="Numbering_20_Symbols" style:num-prefix=" " style:num-suffix=" " style:num-format="1" text:display-levels="2">
        <style:list-level-properties text:min-label-width="1in" text:min-label-distance="0.1in"/>
      </text:outline-level-style>
      <text:outline-level-style text:level="3" text:style-name="Numbering_20_Symbols" style:num-prefix=" " style:num-suffix=" " style:num-format="1" text:display-levels="3">
        <style:list-level-properties text:min-label-width="1in" text:min-label-distance="0.1in"/>
      </text:outline-level-style>
      <text:outline-level-style text:level="4" text:style-name="Numbering_20_Symbols" style:num-prefix=" " style:num-suffix=" " style:num-format="1" text:display-levels="4">
        <style:list-level-properties text:min-label-width="1in" text:min-label-distance="0.1in"/>
      </text:outline-level-style>
      <text:outline-level-style text:level="5" text:style-name="Numbering_20_Symbols" style:num-prefix=" " style:num-suffix=" " style:num-format="1" text:display-levels="5">
        <style:list-level-properties text:min-label-width="1in" text:min-label-distance="0.1in"/>
      </text:outline-level-style>
      <text:outline-level-style text:level="6" text:style-name="Numbering_20_Symbols" style:num-prefix=" " style:num-suffix=" " style:num-format="1" text:display-levels="6">
        <style:list-level-properties text:min-label-width="1in" text:min-label-distance="0.1in"/>
      </text:outline-level-style>
      <text:outline-level-style text:level="7" text:style-name="Numbering_20_Symbols" style:num-prefix=" " style:num-suffix=" " style:num-format="1" text:display-levels="7">
        <style:list-level-properties text:min-label-width="1in" text:min-label-distance="0.1in"/>
      </text:outline-level-style>
      <text:outline-level-style text:level="8" text:style-name="Numbering_20_Symbols" style:num-prefix=" " style:num-suffix=" " style:num-format="1" text:display-levels="8">
        <style:list-level-properties text:min-label-width="1in" text:min-label-distance="0.1in"/>
      </text:outline-level-style>
      <text:outline-level-style text:level="9" text:style-name="Numbering_20_Symbols" style:num-prefix=" " style:num-suffix=" " style:num-format="1" text:display-levels="9">
        <style:list-level-properties text:min-label-width="1in" text:min-label-distance="0.1in"/>
      </text:outline-level-style>
      <text:outline-level-style text:level="10" text:style-name="Numbering_20_Symbols" style:num-prefix=" " style:num-suffix=" "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text:p text:style-name="Horizontal_20_Line"/>
        <text:p text:style-name="P1"><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11-13T15:41:19</meta:creation-date>
    <dc:creator>Shea Williams</dc:creator>
    <dc:date>2007-11-28T16:07:55</dc:date>
    <meta:editing-cycles>109</meta:editing-cycles>
    <meta:editing-duration>P3DT11H1M23S</meta:editing-duration>
    <meta:user-defined meta:name="Info 1"/>
    <meta:user-defined meta:name="Info 2"/>
    <meta:user-defined meta:name="Info 3"/>
    <meta:user-defined meta:name="Info 4"/>
    <meta:document-statistic meta:table-count="0" meta:image-count="0" meta:object-count="0" meta:page-count="10" meta:paragraph-count="99" meta:word-count="2151" meta:character-count="12829"/>
  </office:meta>
</office:document-meta>
</file>